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18cm" fo:min-width="1.753cm"/>
    </style:style>
    <style:style style:name="co1" style:family="table-column">
      <style:table-column-properties style:column-width="1.119cm" style:use-optimal-column-width="false"/>
    </style:style>
    <style:style style:name="co2" style:family="table-column">
      <style:table-column-properties style:column-width="2.976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1.043cm"/>
    </style:style>
    <style:style style:name="ce1" style:family="table-cell">
      <loext:graphic-properties draw:textarea-vertical-align="middle"/>
      <style:paragraph-properties fo:text-align="center"/>
      <style:text-properties style:font-name="Noto Kufi Arabic" fo:font-size="8pt" fo:font-weight="bold" style:font-size-asian="8pt" style:font-weight-asian="bold" style:font-size-complex="8pt" style:font-weight-complex="bold"/>
    </style:style>
    <style:style style:name="ce2" style:family="table-cell">
      <loext:graphic-properties draw:textarea-vertical-align="middle"/>
      <style:text-properties style:font-name="Noto Kufi Arabic"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/>
    </style:style>
    <style:style style:name="P1" style:family="paragraph">
      <style:paragraph-properties fo:text-align="center"/>
      <style:text-properties style:font-name="Noto Kufi Arabic"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Noto Kufi Arabic" fo:font-size="8pt" style:font-size-asian="8pt" style:font-size-complex="8pt"/>
    </style:style>
    <style:style style:name="T1" style:family="text">
      <style:text-properties style:font-name="Noto Kufi Arabic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Noto Kufi Arabic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094cm" svg:height="6.037cm" svg:x="1.003cm" svg:y="1cm">
          <table:table table:template-name="turquois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9</text:span><text:span text:style-name="T1">9</text:span></text:p>
              </table:table-cell>
              <table:table-cell table:style-name="ce2">
                <text:p text:style-name="P1"><text:span text:style-name="T1">items[SIZE-1]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.</text:span><text:span text:style-name="T1"><text:line-break/></text:span><text:span text:style-name="T1">.</text:span><text:span text:style-name="T1"><text:line-break/></text:span><text:span text:style-name="T1">.</text:span></text:p>
              </table:table-cell>
              <table:table-cell>
                <text:p text:style-name="P1"><text:span text:style-name="T1">.</text:span><text:span text:style-name="T1"><text:line-break/></text:span><text:span text:style-name="T1">.</text:span><text:span text:style-name="T1"><text:line-break/></text:span><text:span text:style-name="T1">.</text:span></text:p>
              </table:table-cell>
            </table:table-row>
            <table:table-row table:style-name="ro1">
              <table:table-cell table:style-name="ce3">
                <text:p text:style-name="P2"><text:span text:style-name="T1">2</text:span></text:p>
              </table:table-cell>
              <table:table-cell table:style-name="turquoise1">
                <text:p text:style-name="P2"><text:span text:style-name="T1">items[2]</text:span></text:p>
              </table:table-cell>
            </table:table-row>
            <table:table-row table:style-name="ro1">
              <table:table-cell table:style-name="ce3">
                <text:p text:style-name="P2"><text:span text:style-name="T1">1</text:span></text:p>
              </table:table-cell>
              <table:table-cell table:style-name="turquoise1">
                <text:p text:style-name="P2"><text:span text:style-name="T1">items[1]</text:span></text:p>
              </table:table-cell>
            </table:table-row>
            <table:table-row table:style-name="ro2">
              <table:table-cell table:style-name="ce3">
                <text:p text:style-name="P2"><text:span text:style-name="T1">0</text:span></text:p>
              </table:table-cell>
              <table:table-cell table:style-name="turquoise1">
                <text:p text:style-name="P2"><text:span text:style-name="T1">items[0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3.048cm" svg:height="0.667cm" svg:x="1.662cm" svg:y="7.123cm">
          <text:p text:style-name="P3"><text:span text:style-name="T2">my-top = -1</text:span></text:p>
          <draw:enhanced-geometry svg:viewBox="0 0 21600 21600" draw:text-areas="?f0 0 21600 21600" draw:mirror-horizontal="false" draw:mirror-vertical="false" draw:type="left-arrow-callout" draw:modifiers="5641.71175602558 6138.05309734513 3195.01475893736 7300.34843205575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</office:styles>
  <office:automatic-styles>
    <style:page-layout style:name="PM0">
      <style:page-layout-properties fo:margin-top="1cm" fo:margin-bottom="1cm" fo:margin-left="1cm" fo:margin-right="1cm" fo:page-width="6.09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6:41:47.445115244</meta:creation-date>
    <dc:date>2020-07-12T16:58:22.717912249</dc:date>
    <meta:editing-duration>PT5M4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